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138cm" fo:margin-right="4.974cm" fo:text-indent="0cm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1.138cm" fo:margin-right="4.974cm" fo:text-indent="0cm" style:auto-text-indent="false" style:text-autospace="none">
        <style:tab-stops>
          <style:tab-stop style:position="0.781cm"/>
        </style:tab-stops>
      </style:paragraph-properties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1.138cm" fo:margin-right="4.974cm" fo:text-indent="0cm" style:auto-text-indent="false" style:text-autospace="none">
        <style:tab-stops>
          <style:tab-stop style:position="0.781cm"/>
        </style:tab-stops>
      </style:paragraph-properties>
      <style:text-properties style:use-window-font-color="true" style:font-name="Verdana" fo:font-size="12pt" style:font-name-asian="MS Shell DLg" style:font-size-asian="12pt" style:font-name-complex="MS Shell DLg" style:font-size-complex="12pt"/>
    </style:style>
    <style:style style:name="P4" style:family="paragraph" style:parent-style-name="Standard">
      <style:paragraph-properties fo:margin-left="1.138cm" fo:margin-right="4.974cm" fo:text-indent="0cm" style:auto-text-indent="false" style:text-autospace="none">
        <style:tab-stops>
          <style:tab-stop style:position="0.781cm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5" style:family="paragraph" style:parent-style-name="Standard">
      <style:paragraph-properties fo:margin-left="0cm" fo:margin-right="4.974cm" fo:text-indent="0cm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garette lighters are purposely engineered to get hot and burn your hands. The company that makes Aloe Vera makes them like that. <text:s/></text:p>
      <text:p text:style-name="P1"/>
      <text:p text:style-name="P1">The hole on an acoustic guitar is called a sound hole. <text:s/>If you look in a dictionary that is what you will find. <text:s/>Why is this? <text:s/>The common house cat is known as Felis silvestris catus, and an instrument that has been crafted and perfected for centuries has a sound hole. That's it. <text:s/>From now on I'm calling it a “partial lack of area of an object for the amplification of auditory signals”</text:p>
      <text:p text:style-name="P5"><text:tab/></text:p>
      <text:p text:style-name="P1">My internet was going slow so I lowered the modem. <text:s/>Now it doesn't have to flow upstream.</text:p>
      <text:p text:style-name="P1"/>
      <text:p text:style-name="P4">I don't like new age stuff because they all seem to think technology is a bad thing. But technology gave me my door and I fucking love doors. They do such a good job at keeping the vampires at bay. Technology is the difference between how cavemen carried sharpened rocks in their pouches and i carry Dr. Pepper lip balm in my man purse. <text:s/>Cavemen had way chapped lips. <text:s text:c="2"/>I'm going to start a church called the church of technology. <text:s/>We sacrifice a computer on the AlterNet on Bill Gates' birthday by downloading horse porn off of Lime Wire until the viruses destroy the computer entirely.</text:p>
      <text:p text:style-name="P3"/>
      <text:p text:style-name="P3">When you take a space bar off of a keyboard it looks like a cement Kit Kat.</text:p>
      <text:p text:style-name="P3"/>
      <text:p text:style-name="P3">My phone has a Dial button, Redial, and Recall button. Whatever happened to just phoning people.</text:p>
      <text:p text:style-name="P3"/>
      <text:p text:style-name="P3">They say that you can see the Great Wall of China from space. I guess that makes sense. I mean, if you've made it into space, your rocket ship probably has a some sort of telescope as well right.</text:p>
      <text:p text:style-name="P3"/>
      <text:p text:style-name="P3">We have paper clips, staples. We also have staple removers. Well paper clips are fucking better because we don't need any damn paper clip remover. Our hands are paper clip removers.</text:p>
      <text:p text:style-name="P3"/>
      <text:p text:style-name="P3">I'm not afraid of change but I'm not particularly <text:soft-page-break/>comfortable with change purses.</text:p>
      <text:p text:style-name="P3"/>
      <text:p text:style-name="P3">The pen is mightier than the sword. Especially when it has a lot of hooks and barbs and is made for gouging.</text:p>
      <text:p text:style-name="P2"/>
      <text:p text:style-name="P2">I want to make glasses that have microscopes attached to telescopes with night vision behind sunglass lenses. <text:s/>For people who like seeing reality blurry and through a lot of lenses.</text:p>
      <text:p text:style-name="P2"/>
      <text:p text:style-name="P2">I wonder if back in the day, people used shortcuts and slang. <text:s/>“Mayday mayday we r goin down pls snd hlp lol!” - Darin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MS Shell Dlg" svg:font-family="'MS Shell Dlg'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1:39:32.25</meta:creation-date>
    <dc:date>2010-10-17T18:23:26.25</dc:date>
    <dc:creator>Colton Phillips</dc:creator>
    <meta:editing-duration>PT00H43M35S</meta:editing-duration>
    <meta:editing-cycles>10</meta:editing-cycles>
    <meta:generator>OpenOffice.org/3.1$Win32 OpenOffice.org_project/310m19$Build-9420</meta:generator>
    <meta:document-statistic meta:table-count="0" meta:image-count="0" meta:object-count="0" meta:page-count="2" meta:paragraph-count="13" meta:word-count="412" meta:character-count="2233"/>
  </office:meta>
</office:document-meta>
</file>